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COL-3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AROW-4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5" style:family="table-row">
      <style:table-row-properties style:row-height="4.8mm" fo:break-before="auto" style:use-optimal-row-height="true"/>
    </style:style>
    <style:style style:name="AROW-6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-1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style:style style:name="ACE-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6/07/2017</text:p>
          </table:table-cell>
          <table:table-cell table:style-name="ce24" office:value-type="string" calcext:value-type="string">
            <text:p>BTP-Kivy-App, device ID, BTP ID, Checker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/07/2017</text:p>
          </table:table-cell>
          <table:table-cell table:style-name="ce24" office:value-type="string" calcext:value-type="string">
            <text:p>Buildozer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07/2017</text:p>
          </table:table-cell>
          <table:table-cell table:style-name="ce24" office:value-type="string" calcext:value-type="string">
            <text:p>BTP-Kivy-App user detail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/07/2017</text:p>
          </table:table-cell>
          <table:table-cell table:style-name="ce24" office:value-type="string" calcext:value-type="string">
            <text:p>Checkers, BTP-Kivy-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21/07/2017</text:p>
          </table:table-cell>
          <table:table-cell table:style-name="ce24" office:value-type="string" calcext:value-type="string">
            <text:p>BTP-Kivy-App EULA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2/07/2017</text:p>
          </table:table-cell>
          <table:table-cell table:style-name="ce24" office:value-type="string" calcext:value-type="string">
            <text:p>BTP-Kivy-App EULA, checkers debugg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17-04-08" calcext:value-type="date">
            <text:p>17/04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17-05-08" calcext:value-type="date">
            <text:p>17/05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.5" calcext:value-type="float">
            <text:p>2.5</text:p>
          </table:table-cell>
          <table:table-cell table:style-name="ce25" office:value-type="date" office:date-value="2017-09-08" calcext:value-type="date">
            <text:p>17/09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5" office:value-type="date" office:date-value="2017-10-08" calcext:value-type="date">
            <text:p>17/10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5" office:value-type="date" office:date-value="2017-12-08" calcext:value-type="date">
            <text:p>17/12/08</text:p>
          </table:table-cell>
          <table:table-cell table:style-name="ce24" office:value-type="string" calcext:value-type="string">
            <text:p>Tangram/Buildozer 4 BTP-Kivy-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13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30/08/2017</text:p>
          </table:table-cell>
          <table:table-cell table:style-name="ce24" office:value-type="string" calcext:value-type="string">
            <text:p>Tangram, Word search fixe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5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7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8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9/09/2017</text:p>
          </table:table-cell>
          <table:table-cell table:style-name="ce24" office:value-type="string" calcext:value-type="string">
            <text:p>BTP-Kivy-App artwork, Tangram flipp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6" office:value-type="string" calcext:value-type="string">
            <text:p>10/09/2017</text:p>
          </table:table-cell>
          <table:table-cell table:style-name="ce24" office:value-type="string" calcext:value-type="string">
            <text:p>BTP-Kivy-App debugging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18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19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20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.5" calcext:value-type="float">
            <text:p>2.5</text:p>
          </table:table-cell>
          <table:table-cell table:style-name="ce26" office:value-type="string" calcext:value-type="string">
            <text:p>21/09/2017</text:p>
          </table:table-cell>
          <table:table-cell table:style-name="ce24" office:value-type="string" calcext:value-type="string">
            <text:p>Checkers, Solitaire bug fixes. 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26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29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/10/2017</text:p>
          </table:table-cell>
          <table:table-cell table:style-name="ce24" office:value-type="string" calcext:value-type="string">
            <text:p>BTP-Kivy-App building, testing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/10/2017</text:p>
          </table:table-cell>
          <table:table-cell table:style-name="ce24" office:value-type="string" calcext:value-type="string">
            <text:p>Added flipping for tangram parm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/10/2017</text:p>
          </table:table-cell>
          <table:table-cell table:style-name="ce24" office:value-type="string" calcext:value-type="string">
            <text:p>Tangram reload fix, dark lines investigation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9/10/2017</text:p>
          </table:table-cell>
          <table:table-cell table:style-name="ce24" office:value-type="string" calcext:value-type="string">
            <text:p>LFS Import, Tangram boards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5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6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4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/11/2017</text:p>
          </table:table-cell>
          <table:table-cell table:style-name="ce24" office:value-type="string" calcext:value-type="string">
            <text:p>Hanoi 3-D fixes, test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/11/2017</text:p>
          </table:table-cell>
          <table:table-cell table:style-name="ce24" office:value-type="string" calcext:value-type="string">
            <text:p>Four in a row: 2 player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/11/2017</text:p>
          </table:table-cell>
          <table:table-cell table:style-name="ce24" office:value-type="string" calcext:value-type="string">
            <text:p>LFS upload service on Android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6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7/12/2017</text:p>
          </table:table-cell>
          <table:table-cell table:style-name="ce24" office:value-type="string" calcext:value-type="string">
            <text:p>Btp-kivy-app deployment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9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0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1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Four-in-a-row AI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8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9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AROW-0" table:number-rows-repeated="67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-1" table:print="true">
        <office:forms form:automatic-focus="false" form:apply-design-mode="false">
          <form:form/>
        </office:forms>
        <table:table-column table:default-cell-style-name="ACE-6" table:style-name="ACOL-3"/>
        <table:table-column table:default-cell-style-name="ACE-8" table:style-name="ACOL-0"/>
        <table:table-column table:default-cell-style-name="ACE-6" table:style-name="ACOL-0"/>
        <table:table-column table:default-cell-style-name="ACE-6" table:style-name="ACOL-0" table:number-columns-repeated="1021"/>
        <table:table-row table:style-name="AROW-1">
          <table:table-cell table:style-name="ACE-5" office:value-type="string">
            <text:p>Time (in hours)</text:p>
          </table:table-cell>
          <table:table-cell table:style-name="ACE-7" office:value-type="string">
            <text:p>Date</text:p>
          </table:table-cell>
          <table:table-cell table:style-name="ACE-5" office:value-type="string">
            <text:p>Task</text:p>
          </table:table-cell>
          <table:table-cell table:number-columns-repeated="1021" table:style-name="ACE-5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1-27">
            <text:p>17/01/27</text:p>
          </table:table-cell>
          <table:table-cell table:style-name="ACE-6" office:value-type="string">
            <text:p>kivy3d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1-29">
            <text:p>17/01/29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1">
            <text:p>17/02/01</text:p>
          </table:table-cell>
          <table:table-cell table:style-name="ACE-6" office:value-type="string">
            <text:p>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2">
            <text:p>17/02/02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5">
            <text:p>17/02/05</text:p>
          </table:table-cell>
          <table:table-cell table:style-name="ACE-6" office:value-type="string">
            <text:p>3d 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6">
            <text:p>17/02/06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9">
            <text:p>17/02/09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2-15">
            <text:p>17/02/15</text:p>
          </table:table-cell>
          <table:table-cell table:style-name="ACE-6" office:value-type="string">
            <text:p>3d Hanoi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17">
            <text:p>17/02/1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18">
            <text:p>17/02/18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1">
            <text:p>17/02/21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4">
            <text:p>17/02/2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5">
            <text:p>17/02/25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6">
            <text:p>17/02/26</text:p>
          </table:table-cell>
          <table:table-cell table:style-name="ACE-6" office:value-type="string">
            <text:p>Checkers/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3">
            <text:p>3</text:p>
          </table:table-cell>
          <table:table-cell table:style-name="ACE-8" office:value-type="date" office:date-value="2017-03-06">
            <text:p>17/03/06</text:p>
          </table:table-cell>
          <table:table-cell table:style-name="ACE-6" office:value-type="string">
            <text:p>Chechers 3d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1">
            <text:p>17/03/1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14">
            <text:p>17/03/1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6">
            <text:p>17/03/16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7">
            <text:p>17/03/17</text:p>
          </table:table-cell>
          <table:table-cell table:style-name="ACE-6" office:value-type="string">
            <text:p>LFS/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9">
            <text:p>17/03/19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3-21">
            <text:p>17/03/2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2">
            <text:p>17/03/22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23">
            <text:p>17/03/23</text:p>
          </table:table-cell>
          <table:table-cell table:style-name="ACE-6" office:value-type="string">
            <text:p>Solitaire/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4">
            <text:p>17/03/24</text:p>
          </table:table-cell>
          <table:table-cell table:style-name="ACE-6" office:value-type="string">
            <text:p>Kivy3d bug fix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7">
            <text:p>17/03/27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4">
            <text:p>17/04/24</text:p>
          </table:table-cell>
          <table:table-cell table:style-name="ACE-6" office:value-type="string">
            <text:p>Checkers/Hanoi3d/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0.5">
            <text:p>0.5</text:p>
          </table:table-cell>
          <table:table-cell table:style-name="ACE-8" office:value-type="date" office:date-value="2017-04-25">
            <text:p>17/04/25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6">
            <text:p>17/04/26</text:p>
          </table:table-cell>
          <table:table-cell table:style-name="ACE-6" office:value-type="string">
            <text:p>Solitar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6.5">
            <text:p>6.5</text:p>
          </table:table-cell>
          <table:table-cell table:style-name="ACE-8" office:value-type="date" office:date-value="2017-04-27">
            <text:p>17/04/27</text:p>
          </table:table-cell>
          <table:table-cell table:style-name="ACE-6" office:value-type="string">
            <text:p>Solitarie/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8">
            <text:p>17/04/28</text:p>
          </table:table-cell>
          <table:table-cell table:style-name="ACE-6" office:value-type="string">
            <text:p>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29">
            <text:p>17/04/29</text:p>
          </table:table-cell>
          <table:table-cell table:style-name="ACE-6" office:value-type="string">
            <text:p>User folder for setting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09">
            <text:p>17/05/09</text:p>
          </table:table-cell>
          <table:table-cell table:style-name="ACE-6" office:value-type="string">
            <text:p>3d Hanoi,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0">
            <text:p>17/05/10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11">
            <text:p>17/05/11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13">
            <text:p>17/05/13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4">
            <text:p>17/05/14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9">
            <text:p>17/05/19</text:p>
          </table:table-cell>
          <table:table-cell table:style-name="ACE-6" office:value-type="string">
            <text:p>Kivy-app, 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0">
            <text:p>17/05/20</text:p>
          </table:table-cell>
          <table:table-cell table:style-name="ACE-6" office:value-type="string">
            <text:p>Kivy-app, Android tes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3">
            <text:p>17/05/23</text:p>
          </table:table-cell>
          <table:table-cell table:style-name="ACE-6" office:value-type="string">
            <text:p>Kivy-app, Py3 conversion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4">
            <text:p>17/05/24</text:p>
          </table:table-cell>
          <table:table-cell table:style-name="ACE-6" office:value-type="string">
            <text:p>Kivy-app, LFS fixes and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5">
            <text:p>17/05/25</text:p>
          </table:table-cell>
          <table:table-cell table:style-name="ACE-6" office:value-type="string">
            <text:p>Android testing and mtp figh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5-26">
            <text:p>17/05/26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7">
            <text:p>17/05/27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8">
            <text:p>17/05/28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9">
            <text:p>17/05/29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30">
            <text:p>17/05/30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09">
            <text:p>17/06/09</text:p>
          </table:table-cell>
          <table:table-cell table:style-name="ACE-6" office:value-type="string">
            <text:p>Solitaire scaling, 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0">
            <text:p>17/06/10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1">
            <text:p>17/06/11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5">
            <text:p>17/06/15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6">
            <text:p>17/06/16</text:p>
          </table:table-cell>
          <table:table-cell table:style-name="ACE-6" office:value-type="string">
            <text:p>LFS Export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7">
            <text:p>17/06/17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0">
            <text:p>17/06/20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22">
            <text:p>17/06/22</text:p>
          </table:table-cell>
          <table:table-cell table:style-name="ACE-6" office:value-type="string">
            <text:p>LFS Export, bug fix,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6-23">
            <text:p>17/06/23</text:p>
          </table:table-cell>
          <table:table-cell table:style-name="ACE-6" office:value-type="string">
            <text:p>LFS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5">
            <text:p>5</text:p>
          </table:table-cell>
          <table:table-cell table:style-name="ACE-8" office:value-type="date" office:date-value="2017-06-24">
            <text:p>17/06/24</text:p>
          </table:table-cell>
          <table:table-cell table:style-name="ACE-6" office:value-type="string">
            <text:p>LFS Android, styling/sizing issu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6">
            <text:p>17/06/26</text:p>
          </table:table-cell>
          <table:table-cell table:style-name="ACE-6" office:value-type="string">
            <text:p>LFS snap, 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6-27">
            <text:p>17/06/27</text:p>
          </table:table-cell>
          <table:table-cell table:style-name="ACE-6" office:value-type="string">
            <text:p>LFS Androi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7-15">
            <text:p>17/07/15</text:p>
          </table:table-cell>
          <table:table-cell table:style-name="ACE-6" office:value-type="string">
            <text:p>Rules for checkers</text:p>
          </table:table-cell>
          <table:table-cell table:number-columns-repeated="1021" table:style-name="ACE-6"/>
        </table:table-row>
        <table:table-row table:style-name="AROW-1">
          <table:table-cell table:number-columns-repeated="1024"/>
        </table:table-row>
        <table:table-row table:style-name="AROW-1">
          <table:table-cell table:style-name="ACE-6"/>
          <table:table-cell table:style-name="ACE-8" office:value-type="string">
            <text:p>Paid $3,382.87 on 28/07/2017</text:p>
          </table:table-cell>
          <table:table-cell table:number-columns-repeated="1022" table:style-name="ACE-6"/>
        </table:table-row>
        <table:table-row table:style-name="AROW-4">
          <table:table-cell table:style-name="ACE-6"/>
          <table:table-cell table:style-name="ACE-8" office:value-type="string">
            <text:p>This arrived as <text:s/>R42,721.25 on 28/08/2017 in FNB accoun t<text:line-break/></text:p>
          </table:table-cell>
          <table:table-cell table:number-columns-repeated="1022" table:style-name="ACE-6"/>
        </table:table-row>
        <table:table-row table:style-name="AROW-0" table:number-rows-repeated="61">
          <table:table-cell table:number-columns-repeated="1024"/>
        </table:table-row>
        <table:named-expressions>
          <table:named-expression table:name="Print_Area" table:expression="of:=#REF!" table:base-cell-address="$'2017 p2 (paid)'.$A$1"/>
          <table:named-expression table:name="Sheet_Title" table:expression="of:=&quot;2017 p2 (paid)&quot;" table:base-cell-address="$'2017 p2 (paid)'.$A$1"/>
        </table:named-expressions>
        <gnm:selections gnm:cursor-col="1" gnm:cursor-row="65">
          <gnm:selection gnm:start-col="1" gnm:start-row="65" gnm:end-col="1" gnm:end-row="65"/>
        </gnm:select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10" table:style-name="ACOL-4"/>
        <table:table-column table:default-cell-style-name="ACE-10" table:style-name="ACOL-0" table:number-columns-repeated="3"/>
        <table:table-column table:default-cell-style-name="ACE-10" table:style-name="ACOL-0" table:number-columns-repeated="1020"/>
        <table:table-row table:style-name="AROW-1">
          <table:table-cell table:style-name="ACE-9" office:value-type="string">
            <text:p>Time (in hours)</text:p>
          </table:table-cell>
          <table:table-cell table:style-name="ACE-11" office:value-type="string">
            <text:p>Date</text:p>
          </table:table-cell>
          <table:table-cell table:style-name="ACE-9" office:value-type="string">
            <text:p>Task</text:p>
          </table:table-cell>
          <table:table-cell table:number-columns-repeated="1021" table:style-name="ACE-9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3">
            <text:p>17/01/03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5">
            <text:p>17/01/05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">
            <text:p>1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.5">
            <text:p>1.5</text:p>
          </table:table-cell>
          <table:table-cell table:style-name="ACE-12" office:value-type="date" office:date-value="2017-01-16">
            <text:p>17/01/16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/>
          <table:table-cell table:style-name="ACE-12"/>
          <table:table-cell table:number-columns-repeated="1022" table:style-name="ACE-10"/>
        </table:table-row>
        <table:table-row table:style-name="AROW-1">
          <table:table-cell table:style-name="ACE-10"/>
          <table:table-cell table:style-name="ACE-12"/>
          <table:table-cell table:style-name="ACE-10"/>
          <table:table-cell table:style-name="ACE-10" office:value-type="string">
            <text:p>Paid R81876 on the 19/01/2017</text:p>
          </table:table-cell>
          <table:table-cell table:number-columns-repeated="1020" table:style-name="ACE-10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0" gnm:cursor-row="7">
          <gnm:selection gnm:start-col="0" gnm:start-row="7" gnm:end-col="0" gnm:end-row="7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3" table:style-name="ACOL-5"/>
        <table:table-column table:default-cell-style-name="ACE-13" table:style-name="ACOL-0"/>
        <table:table-column table:default-cell-style-name="ACE-13" table:style-name="ACOL-6"/>
        <table:table-column table:default-cell-style-name="ACE-13" table:style-name="ACOL-0" table:number-columns-repeated="1021"/>
        <table:table-row table:style-name="AROW-1">
          <table:table-cell table:style-name="ACE-14" office:value-type="string">
            <text:p>Time (in hours)</text:p>
          </table:table-cell>
          <table:table-cell table:style-name="ACE-14" office:value-type="string">
            <text:p>Date</text:p>
          </table:table-cell>
          <table:table-cell table:style-name="ACE-14" office:value-type="string">
            <text:p>Task</text:p>
          </table:table-cell>
          <table:table-cell table:number-columns-repeated="1021" table:style-name="ACE-14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12/2015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01/2016</text:p>
          </table:table-cell>
          <table:table-cell table:style-name="ACE-13" office:value-type="string">
            <text:p>LifeStory/Bug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2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9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0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7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31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2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2/2016</text:p>
          </table:table-cell>
          <table:table-cell table:style-name="ACE-13" office:value-type="string">
            <text:p>Theming/Popu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0/02/2016</text:p>
          </table:table-cell>
          <table:table-cell table:style-name="ACE-13" office:value-type="string">
            <text:p>Theming/atlas redirec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2/2016</text:p>
          </table:table-cell>
          <table:table-cell table:style-name="ACE-13" office:value-type="string">
            <text:p>Theming/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2/2016</text:p>
          </table:table-cell>
          <table:table-cell table:style-name="ACE-13" office:value-type="string">
            <text:p>Investigating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7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9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03/2016</text:p>
          </table:table-cell>
          <table:table-cell table:style-name="ACE-17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8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2/03/2016</text:p>
          </table:table-cell>
          <table:table-cell table:style-name="ACE-13" office:value-type="string">
            <text:p>Investigated using PIL i.s.o. Kivy for rotation + thumbnails. Not going to work.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3/2016</text:p>
          </table:table-cell>
          <table:table-cell table:style-name="ACE-13" office:value-type="string">
            <text:p>Started with 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8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mporting – investigate resource buildup (import but no sav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con and rotation wt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5/2016</text:p>
          </table:table-cell>
          <table:table-cell table:style-name="ACE-13" office:value-type="string">
            <text:p>Fixed rotation/bring to font issue (undid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5/2016</text:p>
          </table:table-cell>
          <table:table-cell table:style-name="ACE-13" office:value-type="string">
            <text:p>Added options for slide show ending, looked at styling stuf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3/05/2016</text:p>
          </table:table-cell>
          <table:table-cell table:style-name="ACE-13" office:value-type="string">
            <text:p>LFS bug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5/05/2016</text:p>
          </table:table-cell>
          <table:table-cell table:style-name="ACE-13" office:value-type="string">
            <text:p>Public/Private setting for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6/05/2016</text:p>
          </table:table-cell>
          <table:table-cell table:style-name="ACE-13" office:value-type="string">
            <text:p>Popup styling, saving of Life Stories to user fold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1/06/2016</text:p>
          </table:table-cell>
          <table:table-cell table:style-name="ACE-13" office:value-type="string">
            <text:p>LFS: Messagebox popup font sizing, transform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06/2016</text:p>
          </table:table-cell>
          <table:table-cell table:style-name="ACE-13" office:value-type="string">
            <text:p>LFS: Investigating Dialogs, setting up venv for 1.9.1 stabl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6/2016</text:p>
          </table:table-cell>
          <table:table-cell table:style-name="ACE-13" office:value-type="string">
            <text:p>LFS: Finished unifying Dialogs, standard fon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6/2016</text:p>
          </table:table-cell>
          <table:table-cell table:style-name="ACE-13" office:value-type="string">
            <text:p>LFS: 1.9.0 venv setup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9/06/2016</text:p>
          </table:table-cell>
          <table:table-cell table:style-name="ACE-13" office:value-type="string">
            <text:p>LFS: 1.9.0 fixes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0/06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/07/2016</text:p>
          </table:table-cell>
          <table:table-cell table:style-name="ACE-13" office:value-type="string">
            <text:p>LFS: Public/Private sav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7/2016</text:p>
          </table:table-cell>
          <table:table-cell table:style-name="ACE-13" office:value-type="string">
            <text:p>LFS: 1.9.0 fixes for saving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7/2016</text:p>
          </table:table-cell>
          <table:table-cell table:style-name="ACE-13" office:value-type="string">
            <text:p>LFS: Import, FileChooser dialog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7/07/2016</text:p>
          </table:table-cell>
          <table:table-cell table:style-name="ACE-13" office:value-type="string">
            <text:p>LFS: Bug fixes,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6/07/2016</text:p>
          </table:table-cell>
          <table:table-cell table:style-name="ACE-13" office:value-type="string">
            <text:p>LFS: Tickets and 1.9.1 touch break 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8/2016</text:p>
          </table:table-cell>
          <table:table-cell table:style-name="ACE-13" office:value-type="string">
            <text:p>LFS: PDF Export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/08/2016</text:p>
          </table:table-cell>
          <table:table-cell table:style-name="ACE-13" office:value-type="string">
            <text:p>LFS: Import size limitations, checkers/solitaire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0/08/2016</text:p>
          </table:table-cell>
          <table:table-cell table:style-name="ACE-13" office:value-type="string">
            <text:p>Bug fixes, 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8/2016</text:p>
          </table:table-cell>
          <table:table-cell table:style-name="ACE-13" office:value-type="string">
            <text:p>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5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0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26/08/2016</text:p>
          </table:table-cell>
          <table:table-cell table:style-name="ACE-13" office:value-type="string">
            <text:p>Checkers AI, game research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9/08/2016</text:p>
          </table:table-cell>
          <table:table-cell table:number-columns-repeated="1022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5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9/2016</text:p>
          </table:table-cell>
          <table:table-cell table:style-name="ACE-13" office:value-type="string">
            <text:p>LFS Swiping, unicode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9/2016</text:p>
          </table:table-cell>
          <table:table-cell table:style-name="ACE-13" office:value-type="string">
            <text:p>LFS Import popup/progres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2/09/2016</text:p>
          </table:table-cell>
          <table:table-cell table:style-name="ACE-13" office:value-type="string">
            <text:p>BTP Flex unpacking, explo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9/2016</text:p>
          </table:table-cell>
          <table:table-cell table:style-name="ACE-13" office:value-type="string">
            <text:p>BTP Flex Touch bug building/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9/2016</text:p>
          </table:table-cell>
          <table:table-cell table:style-name="ACE-13" office:value-type="string">
            <text:p>LFS/Unicode/Compat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9/09/2016</text:p>
          </table:table-cell>
          <table:table-cell table:style-name="ACE-13" office:value-type="string">
            <text:p>Checkers AI pre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09/2016</text:p>
          </table:table-cell>
          <table:table-cell table:style-name="ACE-13" office:value-type="string">
            <text:p>Video widget bug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25/09/2016</text:p>
          </table:table-cell>
          <table:table-cell table:style-name="ACE-13" office:value-type="string">
            <text:p>Video <text:s/>widget codec/dependency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09/2016</text:p>
          </table:table-cell>
          <table:table-cell table:style-name="ACE-13" office:value-type="string">
            <text:p>Flex tes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/10/2016</text:p>
          </table:table-cell>
          <table:table-cell table:style-name="ACE-13" office:value-type="string">
            <text:p>Flex configuring/flashing/build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4/10/2016</text:p>
          </table:table-cell>
          <table:table-cell table:style-name="ACE-13" office:value-type="string">
            <text:p>Flex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7/10/2016</text:p>
          </table:table-cell>
          <table:table-cell table:style-name="ACE-13" office:value-type="string">
            <text:p>Checkers/LFS unicod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12/10/2016</text:p>
          </table:table-cell>
          <table:table-cell table:style-name="ACE-13" office:value-type="string">
            <text:p>LFS (bug fixes and getting editor/viewer displays the sam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5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6/10/2016</text:p>
          </table:table-cell>
          <table:table-cell table:style-name="ACE-13" office:value-type="string">
            <text:p>LFS – Separate import path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5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11/2016</text:p>
          </table:table-cell>
          <table:table-cell table:style-name="ACE-13" office:value-type="string">
            <text:p>Touch issues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11/2016</text:p>
          </table:table-cell>
          <table:table-cell table:style-name="ACE-13" office:value-type="string">
            <text:p>Touch debugg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11/2016</text:p>
          </table:table-cell>
          <table:table-cell table:style-name="ACE-13" office:value-type="string">
            <text:p>LFS 1.9.1 mig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1/2016</text:p>
          </table:table-cell>
          <table:table-cell table:style-name="ACE-13" office:value-type="string">
            <text:p>Unicode issues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6" office:value-type="string">
            <text:p>8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09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0/12/2016</text:p>
          </table:table-cell>
          <table:table-cell table:style-name="ACE-13" office:value-type="string">
            <text:p>Checkers/Kivy3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1/12/2016</text:p>
          </table:table-cell>
          <table:table-cell table:style-name="ACE-13" office:value-type="string">
            <text:p>Crash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2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6" office:value-type="string">
            <text:p>20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6" office:value-type="string">
            <text:p>21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0/12/2016</text:p>
          </table:table-cell>
          <table:table-cell table:style-name="ACE-13" office:value-type="string">
            <text:p>3d boar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1/12/2016</text:p>
          </table:table-cell>
          <table:table-cell table:style-name="ACE-13" office:value-type="string">
            <text:p>Check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3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9" table:style-name="ACOL-7"/>
        <table:table-column table:default-cell-style-name="ACE-19" table:style-name="ACOL-0" table:number-columns-repeated="2"/>
        <table:table-column table:default-cell-style-name="ACE-19" table:style-name="ACOL-0" table:number-columns-repeated="1021"/>
        <table:table-row table:style-name="AROW-1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18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0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8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1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/11/2015</text:p>
          </table:table-cell>
          <table:table-cell table:style-name="ACE-19" office:value-type="string">
            <text:p>Bingo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1/2015</text:p>
          </table:table-cell>
          <table:table-cell table:style-name="ACE-19" office:value-type="string">
            <text:p>Bingo/audio/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7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1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3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7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12/2015</text:p>
          </table:table-cell>
          <table:table-cell table:style-name="ACE-19" office:value-type="string">
            <text:p>LifeStory/SoundMem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21" table:style-name="ACOL-8"/>
        <table:table-column table:default-cell-style-name="ACE-21" table:style-name="ACOL-9"/>
        <table:table-column table:default-cell-style-name="ACE-21" table:style-name="ACOL-10"/>
        <table:table-column table:default-cell-style-name="ACE-23" table:style-name="ACOL-0" table:number-columns-repeated="1021"/>
        <table:table-row table:style-name="AROW-5">
          <table:table-cell table:style-name="ACE-20" office:value-type="string">
            <text:p>Time (in hours)</text:p>
          </table:table-cell>
          <table:table-cell table:style-name="ACE-20" office:value-type="string">
            <text:p>Date</text:p>
          </table:table-cell>
          <table:table-cell table:style-name="ACE-20" office:value-type="string">
            <text:p>Task</text:p>
          </table:table-cell>
          <table:table-cell table:number-columns-repeated="1021" table:style-name="ACE-26"/>
        </table:table-row>
        <table:table-row table:style-name="AROW-1">
          <table:table-cell table:style-name="ACE-21" office:value-type="float" office:value="12">
            <text:p>12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Jumbl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6">
            <text:p>16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WordSearch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4" office:value-type="string">
            <text:p>1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.5">
            <text:p>1.5</text:p>
          </table:table-cell>
          <table:table-cell table:style-name="ACE-21" office:value-type="string">
            <text:p>2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3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1" office:value-type="string">
            <text:p>4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5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6/12/2013 – 7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0/12/2014</text:p>
          </table:table-cell>
          <table:table-cell table:style-name="ACE-21" office:value-type="string">
            <text:p>general architectur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2/12/2013 – 13/12/2013</text:p>
          </table:table-cell>
          <table:table-cell table:style-name="ACE-21" office:value-type="string">
            <text:p>game_templat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4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5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8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9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12/2014-23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4/01/2015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5" office:value-type="string">
            <text:p>1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8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3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Exploring refactoring other games to the Game framework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9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0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31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5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0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-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9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0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0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5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8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5" office:value-type="string">
            <text:p>12/05/2015</text:p>
          </table:table-cell>
          <table:table-cell table:style-name="ACE-21" office:value-type="string">
            <text:p>Bingo + 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5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2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8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9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2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6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0/06/2015</text:p>
          </table:table-cell>
          <table:table-cell table:style-name="ACE-21" office:value-type="string">
            <text:p>Four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6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Shooter/Fourrow/audio refactoring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3/07/2015</text:p>
          </table:table-cell>
          <table:table-cell table:style-name="ACE-21" office:value-type="string">
            <text:p>Bingo/refactoring.Took longer than expected fighting a layout issue ;-)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4/07/2015</text:p>
          </table:table-cell>
          <table:table-cell table:style-name="ACE-21" office:value-type="string">
            <text:p>Bingo/refactoring/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5/07/2015</text:p>
          </table:table-cell>
          <table:table-cell table:style-name="ACE-21" office:value-type="string">
            <text:p>Bingo hist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Bingo history/iChanger bugfix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8/07/2015</text:p>
          </table:table-cell>
          <table:table-cell table:style-name="ACE-21" office:value-type="string">
            <text:p>Play sequence, marking incorrec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0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2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7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4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number-columns-repeated="1024"/>
        </table:table-row>
        <table:table-row table:style-name="AROW-1">
          <table:table-cell table:style-name="ACE-21" office:value-type="string">
            <text:p>Paid on 23/08/2015</text:p>
          </table:table-cell>
          <table:table-cell table:style-name="ACE-21"/>
          <table:table-cell table:style-name="ACE-21" office:value-type="string">
            <text:p>Total R37 000, deposit shows R30 000.00</text:p>
          </table:table-cell>
          <table:table-cell table:number-columns-repeated="1021" table:style-name="ACE-23"/>
        </table:table-row>
        <table:table-row table:style-name="AROW-0" table:number-rows-repeated="28">
          <table:table-cell table:number-columns-repeated="1024" table:style-name="ACE-23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0" gnm:cursor-row="99">
          <gnm:selection gnm:start-col="0" gnm:start-row="99" gnm:end-col="0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00/00/00</text:date>, <text:time style:data-style-name="N2" text:time-value="21:46:46.698784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3T21:47:19.294777194</dc:date>
    <meta:creation-date>2014-12-14T08:12:00Z</meta:creation-date>
    <meta:editing-cycles>375</meta:editing-cycles>
    <meta:editing-duration>PT19H40M6S</meta:editing-duration>
    <meta:generator>LibreOffice/5.1.6.2$Linux_X86_64 LibreOffice_project/10m0$Build-2</meta:generator>
    <meta:document-statistic meta:table-count="6" meta:cell-count="1138" meta:object-count="0"/>
  </office:meta>
</office:document-meta>
</file>